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90480000ED9CDAA1EB0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36cm" draw:marker-end-width="0.23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353cm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709cm" fo:padding-top="0.127cm" fo:padding-bottom="0.127cm" fo:padding-left="0.254cm" fo:padding-right="0.254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35cm" svg:stroke-color="#000000" draw:marker-end="Arrowheads_20_41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dash" draw:stroke-dash="Dash_20_2" svg:stroke-width="0.035cm" svg:stroke-color="#000000" draw:marker-end="Arrowheads_20_4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Arrowheads_20_43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dash" draw:stroke-dash="Dash_20_2" svg:stroke-width="0.035cm" svg:stroke-color="#000000" draw:marker-end="Arrowheads_20_44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2" svg:stroke-width="0.035cm" svg:stroke-color="#000000" draw:marker-end="Arrowheads_20_4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2" svg:stroke-width="0.035cm" svg:stroke-color="#000000" draw:marker-end="Arrowheads_20_46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dash" draw:stroke-dash="Dash_20_2" svg:stroke-width="0.035cm" svg:stroke-color="#000000" draw:marker-end="Arrowheads_20_47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dash" draw:stroke-dash="Dash_20_2" svg:stroke-width="0.035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indent="0cm"/>
    </style:style>
    <style:style style:name="P3" style:family="paragraph">
      <style:paragraph-properties text:enable-numbering="false" fo:margin-left="0cm" fo:margin-right="0cm" fo:line-height="93%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4cm" svg:height="14cm" svg:x="3.48cm" svg:y="1.4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61cm" svg:height="0.966cm" svg:x="12cm" svg:y="2.034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3cm" svg:height="1.217cm" svg:x="12.855cm" svg:y="0.386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17.653cm" svg:y="10.18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15.783cm" svg:y="9.534cm">
          <text:p text:style-name="P2"><text:span text:style-name="T1">20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9.783cm" svg:y="14.034cm">
          <text:p text:style-name="P2"><text:span text:style-name="T1">32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7.283cm" svg:y="13.5cm">
          <text:p text:style-name="P2"><text:span text:style-name="T1">35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861cm" svg:height="0.966cm" svg:x="14.439cm" svg:y="3.3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16cm" svg:y="7cm">
          <text:p text:style-name="P2"><text:span text:style-name="T1">15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4.219cm" svg:y="9.488cm">
          <text:p text:style-name="P2"><text:span text:style-name="T1">44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6.569cm" svg:y="2.715cm">
          <text:p text:style-name="P2"><text:span text:style-name="T1">58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2cm" svg:height="1.217cm" svg:x="2.5cm" svg:y="10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3cm" svg:x="5.663cm" svg:y="1.237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3.439cm" svg:y1="10.36cm" svg:x2="3.897cm" svg:y2="10.095cm">
          <text:p/>
        </draw:line>
        <draw:line draw:style-name="gr5" draw:text-style-name="P4" draw:layer="layout" svg:x1="6.435cm" svg:y1="2.454cm" svg:x2="6.712cm" svg:y2="2.79cm">
          <text:p/>
        </draw:line>
        <draw:frame draw:style-name="gr3" draw:text-style-name="P4" draw:layer="layout" svg:width="0.803cm" svg:height="1.217cm" svg:x="18cm" svg:y="6.783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7.108cm" svg:y1="14.847cm" svg:x2="7.337cm" svg:y2="14.37cm">
          <text:p/>
        </draw:line>
        <draw:line draw:style-name="gr5" draw:text-style-name="P4" draw:layer="layout" svg:x1="10.359cm" svg:y1="15.682cm" svg:x2="10.364cm" svg:y2="15.205cm">
          <text:p/>
        </draw:line>
        <draw:line draw:style-name="gr5" draw:text-style-name="P4" draw:layer="layout" svg:x1="17.436cm" svg:y1="10.572cm" svg:x2="16.924cm" svg:y2="10.307cm">
          <text:p/>
        </draw:line>
        <draw:line draw:style-name="gr5" draw:text-style-name="P4" draw:layer="layout" svg:x1="17.722cm" svg:y1="7.371cm" svg:x2="17.211cm" svg:y2="7.376cm">
          <text:p/>
        </draw:line>
        <draw:line draw:style-name="gr5" draw:text-style-name="P4" draw:layer="layout" svg:x1="15.086cm" svg:y1="3.433cm" svg:x2="15.43cm" svg:y2="3.089cm">
          <text:p/>
        </draw:line>
        <draw:frame draw:style-name="gr3" draw:text-style-name="P4" draw:layer="layout" svg:width="0.807cm" svg:height="1.217cm" svg:x="15.633cm" svg:y="2.291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12.898cm" svg:y1="1.59cm" svg:x2="12.673cm" svg:y2="1.978cm">
          <text:p/>
        </draw:line>
        <draw:custom-shape draw:style-name="gr6" draw:text-style-name="P1" draw:layer="layout" svg:width="5.723cm" svg:height="0.741cm" svg:x="6.779cm" svg:y="0.717cm">
          <text:p/>
          <draw:enhanced-geometry svg:viewBox="0 0 1200 168" draw:type="non-primitive" draw:enhanced-path="M 0 168 C 136 108 272 48 432 24 592 0 832 16 960 24 1088 32 1144 52 1200 72 N"/>
        </draw:custom-shape>
        <draw:custom-shape draw:style-name="gr7" draw:text-style-name="P1" draw:layer="layout" svg:width="1.605cm" svg:height="1.054cm" svg:x="13.878cm" svg:y="1.246cm">
          <text:p/>
          <draw:enhanced-geometry svg:viewBox="0 0 336 240" draw:type="non-primitive" draw:enhanced-path="M 0 0 C 68 28 136 56 192 96 248 136 292 188 336 240 N"/>
        </draw:custom-shape>
        <draw:custom-shape draw:style-name="gr8" draw:text-style-name="P1" draw:layer="layout" svg:width="1.376cm" svg:height="2.747cm" svg:x="16.621cm" svg:y="3.57cm">
          <text:p/>
          <draw:enhanced-geometry svg:viewBox="0 0 288 624" draw:type="non-primitive" draw:enhanced-path="M 0 0 C 72 68 144 136 192 240 240 344 264 484 288 624 N"/>
        </draw:custom-shape>
        <draw:custom-shape draw:style-name="gr9" draw:text-style-name="P1" draw:layer="layout" svg:width="0.322cm" svg:height="1.494cm" svg:x="18cm" svg:y="8.5cm">
          <text:p/>
          <draw:enhanced-geometry svg:viewBox="0 0 68 340" draw:type="non-primitive" draw:enhanced-path="M 68 0 C 59 73 51 147 40 204 29 261 14 300 0 340 N"/>
        </draw:custom-shape>
        <draw:custom-shape draw:style-name="gr10" draw:text-style-name="P1" draw:layer="layout" svg:width="5.167cm" svg:height="3.374cm" svg:x="12.233cm" svg:y="12.326cm">
          <text:p/>
          <draw:enhanced-geometry svg:viewBox="0 0 1188 767" draw:type="non-primitive" draw:enhanced-path="M 1188 0 C 1078 170 969 341 824 460 679 579 457 665 320 716 183 767 91 765 0 764 N"/>
        </draw:custom-shape>
        <draw:custom-shape draw:style-name="gr11" draw:text-style-name="P1" draw:layer="layout" svg:width="2.77cm" svg:height="7.147cm" svg:x="2.5cm" svg:y="2.353cm">
          <text:p/>
          <draw:enhanced-geometry svg:viewBox="0 0 542 1620" draw:type="non-primitive" draw:enhanced-path="M 90 1620 C 45 1469 0 1319 6 1136 12 953 37 709 126 520 215 331 378 165 542 0 N"/>
        </draw:custom-shape>
        <draw:custom-shape draw:style-name="gr12" draw:text-style-name="P1" draw:layer="layout" svg:width="2.977cm" svg:height="2.747cm" svg:x="3.802cm" svg:y="12.184cm">
          <text:p/>
          <draw:enhanced-geometry svg:viewBox="0 0 624 624" draw:type="non-primitive" draw:enhanced-path="M 624 624 C 508 556 392 488 288 384 184 280 92 140 0 0 N"/>
        </draw:custom-shape>
        <draw:line draw:style-name="gr13" draw:text-style-name="P4" draw:layer="layout" svg:x1="10.01cm" svg:y1="15.9cm" svg:x2="8.127cm" svg:y2="15.424cm">
          <text:p/>
        </draw:line>
        <draw:frame draw:style-name="gr3" draw:text-style-name="P4" draw:layer="layout" svg:width="0.803cm" svg:height="1.213cm" svg:x="10.697cm" svg:y="15.787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7cm" svg:y="15cm">
          <draw:image xlink:href="Pictures/20000026000090480000ED9CDAA1EB00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stroke-dash draw:name="Dash_20_2" draw:display-name="Dash 2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0-24T09:23:02</meta:creation-date>
    <meta:editing-duration>PT6M45S</meta:editing-duration>
    <meta:editing-cycles>6</meta:editing-cycles>
    <meta:generator>OpenOffice.org/3.3$Unix OpenOffice.org_project/330m20$Build-9567</meta:generator>
    <meta:initial-creator>Alberto Montresor</meta:initial-creator>
    <dc:date>2011-10-24T09:40:17</dc:date>
    <dc:creator>Alberto Montresor</dc:creator>
    <meta:document-statistic meta:object-count="33"/>
  </office:meta>
</office:document-meta>
</file>